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stroke="solid" draw:fill="solid" draw:fill-color="#cccccc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marker-start="Arrow" draw:textarea-horizontal-align="center" draw:textarea-vertical-align="middle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draw:fill="none" draw:fill-color="#99ccff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start="Arrow" draw:marker-end="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302cm" svg:height="1.778cm" svg:x="2.131cm" svg:y="1.655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12cm" svg:height="5.842cm" svg:x="10.413cm" svg:y="1.755cm">
          <text:p text:style-name="P1">Exosen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02cm" svg:height="2.286cm" svg:x="22.08cm" svg:y="4.19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1.778cm" svg:x="2.131cm" svg:y="4.449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75cm" svg:height="1.778cm" svg:x="2.131cm" svg:y="7.18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5.433cm" svg:y1="5.311cm" svg:x2="9.651cm" svg:y2="5.311cm">
          <text:p text:style-name="P1"><text:span text:style-name="T1">Command X</text:span><text:span text:style-name="T1"><text:line-break/></text:span><text:span text:style-name="T1"/></text:p>
        </draw:line>
        <draw:line draw:style-name="gr4" draw:text-style-name="P2" draw:layer="layout" svg:x1="5.433cm" svg:y1="8.105cm" svg:x2="9.651cm" svg:y2="8.105cm">
          <text:p text:style-name="P1"><text:span text:style-name="T1">Command X</text:span><text:span text:style-name="T1"><text:line-break/></text:span><text:span text:style-name="T1"/></text:p>
        </draw:line>
        <draw:line draw:style-name="gr4" draw:text-style-name="P2" draw:layer="layout" svg:x1="5.433cm" svg:y1="2.517cm" svg:x2="9.651cm" svg:y2="2.517cm">
          <text:p text:style-name="P1"><text:span text:style-name="T1">Command X</text:span><text:span text:style-name="T1"><text:line-break/></text:span><text:span text:style-name="T1"/></text:p>
        </draw:line>
        <draw:custom-shape draw:style-name="gr5" draw:text-style-name="P2" draw:layer="layout" svg:width="5.342cm" svg:height="3.44cm" svg:x="11.167cm" svg:y="3.279cm">
          <text:p text:style-name="P1"><text:span text:style-name="T1">Grou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048cm" svg:height="1.916cm" svg:x="12.314cm" svg:y="4.295cm">
          <text:p text:style-name="P1"><text:span text:style-name="T2">Device 1</text:span><text:span text:style-name="T2"><text:line-break/></text:span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651cm" svg:y1="2.517cm" svg:x2="9.651cm" svg:y2="8.105cm">
          <text:p/>
        </draw:line>
        <draw:line draw:style-name="gr8" draw:text-style-name="P2" draw:layer="layout" svg:x1="16.509cm" svg:y1="5.311cm" svg:x2="18.033cm" svg:y2="5.311cm">
          <text:p/>
        </draw:line>
        <draw:line draw:style-name="gr9" draw:text-style-name="P4" draw:layer="layout" svg:x1="18.033cm" svg:y1="5.311cm" svg:x2="22.091cm" svg:y2="5.311cm">
          <text:p text:style-name="P4"><text:span text:style-name="T1">Command X</text:span><text:span text:style-name="T1"><text:line-break/></text:span><text:span text:style-name="T1"/></text:p>
        </draw:line>
        <draw:line draw:style-name="gr7" draw:text-style-name="P3" draw:layer="layout" svg:x1="9.651cm" svg:y1="5.311cm" svg:x2="11.175cm" svg:y2="5.311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1cm" fo:text-indent="0cm"/>
      <style:text-properties style:use-window-font-color="true" style:text-outline="false" style:text-line-through-style="none" fo:font-family="'Liberation Sans'" style:font-family-generic="roman" style:font-pitch="variable" fo:font-size="15.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3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4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6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8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1.2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1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372cm" svg:x="1cm" svg:y="4.234cm"/>
      <draw:page-thumbnail draw:layer="backgroundobjects" svg:width="9.294cm" svg:height="3.372cm" svg:x="1cm" svg:y="12.282cm"/>
      <draw:page-thumbnail draw:layer="backgroundobjects" svg:width="9.294cm" svg:height="3.372cm" svg:x="1cm" svg:y="20.33cm"/>
      <draw:page-thumbnail draw:layer="backgroundobjects" svg:width="9.294cm" svg:height="3.372cm" svg:x="11.295cm" svg:y="4.234cm"/>
      <draw:page-thumbnail draw:layer="backgroundobjects" svg:width="9.294cm" svg:height="3.372cm" svg:x="11.295cm" svg:y="12.282cm"/>
      <draw:page-thumbnail draw:layer="backgroundobjects" svg:width="9.294cm" svg:height="3.372cm" svg:x="11.295cm" svg:y="20.33cm"/>
    </style:handout-master>
    <style:master-page style:name="Default" style:page-layout-name="PM1" draw:style-name="Mdp1">
      <draw:frame presentation:style-name="Default-title" draw:layer="backgroundobjects" svg:width="25.191cm" svg:height="1.696cm" svg:x="1.399cm" svg:y="0.404cm" presentation:class="title" presentation:placeholder="true">
        <draw:text-box/>
      </draw:frame>
      <draw:frame presentation:style-name="Default-outline1" draw:layer="backgroundobjects" svg:width="25.191cm" svg:height="7.198cm" svg:x="1.399cm" svg:y="2.377cm" presentation:class="outline" presentation:placeholder="true">
        <draw:text-box/>
      </draw:frame>
      <draw:frame presentation:style-name="Mpr1" draw:text-style-name="MP1" draw:layer="backgroundobjects" svg:width="6.521cm" svg:height="0.701cm" svg:x="1.399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701cm" svg:x="9.572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701cm" svg:x="20.069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7H25M33S</meta:editing-duration>
    <meta:editing-cycles>41</meta:editing-cycles>
    <dc:date>2013-02-28T17:47:13</dc:date>
    <meta:generator>LibreOffice/3.5$Linux_x86 LibreOffice_project/350m1$Build-2</meta:generator>
    <meta:document-statistic meta:object-count="37"/>
  </office:meta>
</office:document-meta>
</file>